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F400000190A552548256DA1210.png" manifest:media-type="image/png"/>
  <manifest:file-entry manifest:full-path="Pictures/10000200000002580000019083E0FCA2D4F86FF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name="Picture 2" draw:style-name="gr1" draw:text-style-name="P1" draw:layer="layout" svg:width="13.391cm" svg:height="9.683cm" svg:x="0.248cm" svg:y="2.539cm">
          <draw:image xlink:href="Pictures/10000200000002580000019083E0FCA2D4F86FFF.png" xlink:type="simple" xlink:show="embed" xlink:actuate="onLoad" loext:mime-type="image/png">
            <text:p/>
          </draw:image>
        </draw:frame>
        <draw:frame draw:name="Picture 3" draw:style-name="gr1" draw:text-style-name="P1" draw:layer="layout" svg:width="11.571cm" svg:height="10.04cm" svg:x="15.729cm" svg:y="2.36cm">
          <draw:image xlink:href="Pictures/10000200000001F400000190A552548256DA121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2T16:00:31.196242957</meta:creation-date>
    <dc:date>2021-07-22T16:01:56.599488077</dc:date>
    <meta:editing-duration>PT1M26S</meta:editing-duration>
    <meta:editing-cycles>1</meta:editing-cycles>
    <meta:document-statistic meta:object-count="25"/>
    <meta:generator>LibreOffice/6.4.7.2$Linux_X86_64 LibreOffice_project/40$Build-2</meta:generator>
  </office:meta>
</office:document-meta>
</file>